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4076in"/>
    </style:style>
    <style:style style:name="Table1.C" style:family="table-column">
      <style:table-column-properties style:column-width="0.6854in"/>
    </style:style>
    <style:style style:name="Table1.D" style:family="table-column">
      <style:table-column-properties style:column-width="0.3146in"/>
    </style:style>
    <style:style style:name="Table1.E" style:family="table-column">
      <style:table-column-properties style:column-width="0.4354in"/>
    </style:style>
    <style:style style:name="Table1.F" style:family="table-column">
      <style:table-column-properties style:column-width="3.75in"/>
    </style:style>
    <style:style style:name="Table1.G" style:family="table-column">
      <style:table-column-properties style:column-width="3.1854in"/>
    </style:style>
    <style:style style:name="Table1.H" style:family="table-column">
      <style:table-column-properties style:column-width="1.2396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style:font-size-asian="9pt" style:font-name-complex="Arial3" style:font-size-complex="9pt"/>
    </style:style>
    <style:style style:name="P11" style:family="paragraph" style:parent-style-name="Standard">
      <style:text-properties fo:color="#000000"/>
    </style:style>
    <style:style style:name="P12" style:family="paragraph" style:parent-style-name="Standard">
      <style:text-properties style:font-name="Arial" fo:font-size="9pt" officeooo:rsid="001e7118" officeooo:paragraph-rsid="001e7118" style:font-size-asian="9pt" style:font-size-complex="9pt"/>
    </style:style>
    <style:style style:name="P13" style:family="paragraph" style:parent-style-name="Standard">
      <style:text-properties style:font-name="Arial" fo:font-size="9pt" officeooo:rsid="001f09f7" officeooo:paragraph-rsid="001f09f7" style:font-size-asian="9pt" style:font-size-complex="9pt"/>
    </style:style>
    <style:style style:name="P14" style:family="paragraph" style:parent-style-name="Standard">
      <style:text-properties style:font-name="Arial" fo:font-size="9pt" officeooo:rsid="001b2e0c" officeooo:paragraph-rsid="005cd4d1" style:font-size-asian="9pt" style:font-size-complex="9pt"/>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0" style:family="paragraph" style:parent-style-name="ISO_5f_Secret_5f_Observations">
      <style:paragraph-properties fo:margin-top="0.0417in" fo:margin-bottom="0.0417in" style:contextual-spacing="false" fo:line-height="100%"/>
      <style:text-properties officeooo:rsid="0019408e" officeooo:paragraph-rsid="005cd4d1" style:font-size-complex="9pt"/>
    </style:style>
    <style:style style:name="P31"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2"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3"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4" style:family="paragraph" style:parent-style-name="ISO_5f_Secret_5f_Observations">
      <style:paragraph-properties fo:margin-top="0.0417in" fo:margin-bottom="0.0417in" style:contextual-spacing="false" fo:line-height="100%"/>
      <style:text-properties officeooo:rsid="001f43c7" officeooo:paragraph-rsid="0048b7f0" style:font-size-complex="9pt"/>
    </style:style>
    <style:style style:name="P35"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6" style:family="paragraph" style:parent-style-name="ISO_5f_Secret_5f_Observations">
      <style:paragraph-properties fo:margin-top="0.0417in" fo:margin-bottom="0.0417in" style:contextual-spacing="false" fo:line-height="100%"/>
      <style:text-properties officeooo:rsid="0021b0e5" officeooo:paragraph-rsid="0048b7f0"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4aa273" style:font-size-complex="9pt"/>
    </style:style>
    <style:style style:name="P38"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9" style:family="paragraph" style:parent-style-name="ISO_5f_Secret_5f_Observations">
      <style:paragraph-properties fo:margin-top="0.0417in" fo:margin-bottom="0.0417in" style:contextual-spacing="false" fo:line-height="100%"/>
      <style:text-properties officeooo:rsid="00245e33" officeooo:paragraph-rsid="0052df43" style:font-size-complex="9pt"/>
    </style:style>
    <style:style style:name="P40" style:family="paragraph" style:parent-style-name="ISO_5f_Secret_5f_Observations">
      <style:paragraph-properties fo:margin-top="0.0417in" fo:margin-bottom="0.0417in" style:contextual-spacing="false" fo:line-height="100%"/>
      <style:text-properties officeooo:rsid="00245e33" officeooo:paragraph-rsid="00530a87" style:font-size-complex="9pt"/>
    </style:style>
    <style:style style:name="P41" style:family="paragraph" style:parent-style-name="ISO_5f_Secret_5f_Observations">
      <style:paragraph-properties fo:margin-top="0.0417in" fo:margin-bottom="0.0417in" style:contextual-spacing="false" fo:line-height="100%"/>
      <style:text-properties officeooo:rsid="002cd2af" officeooo:paragraph-rsid="0046c722" style:font-size-complex="9pt"/>
    </style:style>
    <style:style style:name="P42" style:family="paragraph" style:parent-style-name="ISO_5f_Secret_5f_Observations">
      <style:paragraph-properties fo:margin-top="0.0417in" fo:margin-bottom="0.0417in" style:contextual-spacing="false" fo:line-height="100%"/>
      <style:text-properties officeooo:rsid="002cd2af" officeooo:paragraph-rsid="0048b7f0" style:font-size-complex="9pt"/>
    </style:style>
    <style:style style:name="P43"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44"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45"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46" style:family="paragraph" style:parent-style-name="ISO_5f_Secret_5f_Observations">
      <style:paragraph-properties fo:margin-top="0.0417in" fo:margin-bottom="0.0417in" style:contextual-spacing="false" fo:line-height="100%"/>
      <style:text-properties officeooo:rsid="0037ab05" officeooo:paragraph-rsid="0037ab05" style:font-size-complex="9pt"/>
    </style:style>
    <style:style style:name="P47" style:family="paragraph" style:parent-style-name="ISO_5f_Secret_5f_Observations">
      <style:paragraph-properties fo:margin-top="0.0417in" fo:margin-bottom="0.0417in" style:contextual-spacing="false" fo:line-height="100%"/>
      <style:text-properties officeooo:rsid="00381bab" officeooo:paragraph-rsid="00381bab" style:font-size-complex="9pt"/>
    </style:style>
    <style:style style:name="P48" style:family="paragraph" style:parent-style-name="ISO_5f_Secret_5f_Observations">
      <style:paragraph-properties fo:margin-top="0.0417in" fo:margin-bottom="0.0417in" style:contextual-spacing="false" fo:line-height="100%"/>
      <style:text-properties officeooo:rsid="003829c1" officeooo:paragraph-rsid="003829c1" style:font-size-complex="9pt"/>
    </style:style>
    <style:style style:name="P49" style:family="paragraph" style:parent-style-name="ISO_5f_Secret_5f_Observations">
      <style:paragraph-properties fo:margin-top="0.0417in" fo:margin-bottom="0.0417in" style:contextual-spacing="false" fo:line-height="100%"/>
      <style:text-properties officeooo:rsid="0039cf2a" officeooo:paragraph-rsid="0039cf2a" style:font-size-complex="9pt"/>
    </style:style>
    <style:style style:name="P50" style:family="paragraph" style:parent-style-name="ISO_5f_Secret_5f_Observations">
      <style:paragraph-properties fo:margin-top="0.0417in" fo:margin-bottom="0.0417in" style:contextual-spacing="false" fo:line-height="100%"/>
      <style:text-properties officeooo:rsid="003db0f5" officeooo:paragraph-rsid="003db0f5" style:font-size-complex="9pt"/>
    </style:style>
    <style:style style:name="P51" style:family="paragraph" style:parent-style-name="ISO_5f_Secret_5f_Observations">
      <style:paragraph-properties fo:margin-top="0.0417in" fo:margin-bottom="0.0417in" style:contextual-spacing="false" fo:line-height="100%"/>
      <style:text-properties officeooo:rsid="0029d68a" officeooo:paragraph-rsid="003db0f5" style:font-size-complex="9pt"/>
    </style:style>
    <style:style style:name="P52"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53" style:family="paragraph" style:parent-style-name="ISO_5f_Secret_5f_Observations">
      <style:paragraph-properties fo:margin-top="0.0417in" fo:margin-bottom="0.0417in" style:contextual-spacing="false" fo:line-height="100%"/>
      <style:text-properties officeooo:rsid="001e4468" officeooo:paragraph-rsid="004135fc" style:font-size-complex="9pt"/>
    </style:style>
    <style:style style:name="P54" style:family="paragraph" style:parent-style-name="ISO_5f_Secret_5f_Observations">
      <style:paragraph-properties fo:margin-top="0.0417in" fo:margin-bottom="0.0417in" style:contextual-spacing="false" fo:line-height="100%"/>
      <style:text-properties officeooo:rsid="003b6ce1" officeooo:paragraph-rsid="00444e96" style:font-size-complex="9pt"/>
    </style:style>
    <style:style style:name="P55" style:family="paragraph" style:parent-style-name="ISO_5f_Secret_5f_Observations">
      <style:paragraph-properties fo:margin-top="0.0417in" fo:margin-bottom="0.0417in" style:contextual-spacing="false" fo:line-height="100%"/>
      <style:text-properties officeooo:rsid="001f09f7" officeooo:paragraph-rsid="0045a613" style:font-size-complex="9pt"/>
    </style:style>
    <style:style style:name="P56" style:family="paragraph" style:parent-style-name="ISO_5f_Secret_5f_Observations">
      <style:paragraph-properties fo:margin-top="0.0417in" fo:margin-bottom="0.0417in" style:contextual-spacing="false" fo:line-height="100%"/>
      <style:text-properties officeooo:rsid="002ef83d" officeooo:paragraph-rsid="0048b7f0" style:font-size-complex="9pt"/>
    </style:style>
    <style:style style:name="P57" style:family="paragraph" style:parent-style-name="ISO_5f_Secret_5f_Observations">
      <style:paragraph-properties fo:margin-top="0.0417in" fo:margin-bottom="0.0417in" style:contextual-spacing="false" fo:line-height="100%"/>
      <style:text-properties officeooo:rsid="003d3eef" officeooo:paragraph-rsid="004a4d07" style:font-size-complex="9pt"/>
    </style:style>
    <style:style style:name="P58" style:family="paragraph" style:parent-style-name="ISO_5f_Secret_5f_Observations">
      <style:paragraph-properties fo:margin-top="0.0417in" fo:margin-bottom="0.0417in" style:contextual-spacing="false" fo:line-height="100%"/>
      <style:text-properties officeooo:rsid="003002a0" officeooo:paragraph-rsid="004aa273" style:font-size-complex="9pt"/>
    </style:style>
    <style:style style:name="P59" style:family="paragraph" style:parent-style-name="ISO_5f_Secret_5f_Observations">
      <style:paragraph-properties fo:margin-top="0.0417in" fo:margin-bottom="0.0417in" style:contextual-spacing="false" fo:line-height="100%"/>
      <style:text-properties officeooo:rsid="003002a0" officeooo:paragraph-rsid="004aba42" style:font-size-complex="9pt"/>
    </style:style>
    <style:style style:name="P60" style:family="paragraph" style:parent-style-name="ISO_5f_Secret_5f_Observations">
      <style:paragraph-properties fo:margin-top="0.0417in" fo:margin-bottom="0.0417in" style:contextual-spacing="false" fo:line-height="100%"/>
      <style:text-properties officeooo:rsid="0030db5e" officeooo:paragraph-rsid="004aba42" style:font-size-complex="9pt"/>
    </style:style>
    <style:style style:name="P61" style:family="paragraph" style:parent-style-name="ISO_5f_Secret_5f_Observations">
      <style:paragraph-properties fo:margin-top="0.0417in" fo:margin-bottom="0.0417in" style:contextual-spacing="false" fo:line-height="100%"/>
      <style:text-properties officeooo:rsid="0023627a" officeooo:paragraph-rsid="004aba42" style:font-size-complex="9pt"/>
    </style:style>
    <style:style style:name="P62" style:family="paragraph" style:parent-style-name="ISO_5f_Secret_5f_Observations">
      <style:paragraph-properties fo:margin-top="0.0417in" fo:margin-bottom="0.0417in" style:contextual-spacing="false" fo:line-height="100%"/>
      <style:text-properties officeooo:rsid="0023627a" officeooo:paragraph-rsid="004e1372" style:font-size-complex="9pt"/>
    </style:style>
    <style:style style:name="P63" style:family="paragraph" style:parent-style-name="ISO_5f_Secret_5f_Observations">
      <style:paragraph-properties fo:margin-top="0.0417in" fo:margin-bottom="0.0417in" style:contextual-spacing="false" fo:line-height="100%"/>
      <style:text-properties officeooo:rsid="0023627a" officeooo:paragraph-rsid="004ee469" style:font-size-complex="9pt"/>
    </style:style>
    <style:style style:name="P64" style:family="paragraph" style:parent-style-name="ISO_5f_Secret_5f_Observations">
      <style:paragraph-properties fo:margin-top="0.0417in" fo:margin-bottom="0.0417in" style:contextual-spacing="false" fo:line-height="100%"/>
      <style:text-properties officeooo:rsid="00323201" officeooo:paragraph-rsid="004aba42" style:font-size-complex="9pt"/>
    </style:style>
    <style:style style:name="P65" style:family="paragraph" style:parent-style-name="ISO_5f_Secret_5f_Observations">
      <style:paragraph-properties fo:margin-top="0.0417in" fo:margin-bottom="0.0417in" style:contextual-spacing="false" fo:line-height="100%"/>
      <style:text-properties officeooo:rsid="0032e47a" officeooo:paragraph-rsid="0050d31f" style:font-size-complex="9pt"/>
    </style:style>
    <style:style style:name="P66" style:family="paragraph" style:parent-style-name="ISO_5f_Secret_5f_Observations">
      <style:paragraph-properties fo:margin-top="0.0417in" fo:margin-bottom="0.0417in" style:contextual-spacing="false" fo:line-height="100%"/>
      <style:text-properties officeooo:rsid="0034ac41" officeooo:paragraph-rsid="0050f5d8" style:font-size-complex="9pt"/>
    </style:style>
    <style:style style:name="P67" style:family="paragraph" style:parent-style-name="ISO_5f_Secret_5f_Observations">
      <style:paragraph-properties fo:margin-top="0.0417in" fo:margin-bottom="0.0417in" style:contextual-spacing="false" fo:line-height="100%"/>
      <style:text-properties officeooo:rsid="0025b72f" officeooo:paragraph-rsid="005606f8" style:font-size-complex="9pt"/>
    </style:style>
    <style:style style:name="P68" style:family="paragraph" style:parent-style-name="ISO_5f_Secret_5f_Observations">
      <style:paragraph-properties fo:margin-top="0.0417in" fo:margin-bottom="0.0417in" style:contextual-spacing="false" fo:line-height="100%"/>
      <style:text-properties officeooo:rsid="0025b72f" officeooo:paragraph-rsid="00594a4c" style:font-size-complex="9pt"/>
    </style:style>
    <style:style style:name="P69" style:family="paragraph" style:parent-style-name="ISO_5f_Secret_5f_Observations">
      <style:paragraph-properties fo:margin-top="0.0417in" fo:margin-bottom="0.0417in" style:contextual-spacing="false" fo:line-height="100%"/>
      <style:text-properties officeooo:rsid="0025b72f" officeooo:paragraph-rsid="0059d517" style:font-size-complex="9pt"/>
    </style:style>
    <style:style style:name="P70" style:family="paragraph" style:parent-style-name="ISO_5f_Secret_5f_Observations">
      <style:paragraph-properties fo:margin-top="0.0417in" fo:margin-bottom="0.0417in" style:contextual-spacing="false" fo:line-height="100%"/>
      <style:text-properties officeooo:rsid="00289372" officeooo:paragraph-rsid="0059d517" style:font-size-complex="9pt"/>
    </style:style>
    <style:style style:name="P71" style:family="paragraph" style:parent-style-name="ISO_5f_Secret_5f_Observations">
      <style:paragraph-properties fo:margin-top="0.0417in" fo:margin-bottom="0.0417in" style:contextual-spacing="false" fo:line-height="100%"/>
      <style:text-properties officeooo:rsid="00289372" officeooo:paragraph-rsid="005a39ad" style:font-size-complex="9pt"/>
    </style:style>
    <style:style style:name="P72" style:family="paragraph" style:parent-style-name="ISO_5f_Secret_5f_Observations">
      <style:paragraph-properties fo:margin-top="0.0417in" fo:margin-bottom="0.0417in" style:contextual-spacing="false" fo:line-height="100%"/>
      <style:text-properties officeooo:paragraph-rsid="001d20db"/>
    </style:style>
    <style:style style:name="P73" style:family="paragraph" style:parent-style-name="ISO_5f_Secret_5f_Observations">
      <style:paragraph-properties fo:margin-top="0.0417in" fo:margin-bottom="0.0417in" style:contextual-spacing="false" fo:line-height="100%"/>
      <style:text-properties officeooo:paragraph-rsid="0057c2e5"/>
    </style:style>
    <style:style style:name="P74" style:family="paragraph" style:parent-style-name="ISO_5f_Secret_5f_Observations">
      <style:paragraph-properties fo:margin-top="0.0417in" fo:margin-bottom="0.0417in" style:contextual-spacing="false" fo:line-height="100%"/>
      <style:text-properties officeooo:rsid="00327711" officeooo:paragraph-rsid="004c4e3c" style:font-name-asian="Arial3" style:font-size-complex="9pt"/>
    </style:style>
    <style:style style:name="P75" style:family="paragraph" style:parent-style-name="ISO_5f_Comments">
      <style:paragraph-properties fo:margin-top="0.0417in" fo:margin-bottom="0.0417in" style:contextual-spacing="false"/>
    </style:style>
    <style:style style:name="P76" style:family="paragraph" style:parent-style-name="ISO_5f_Comments">
      <style:paragraph-properties fo:margin-top="0.0417in" fo:margin-bottom="0.0417in" style:contextual-spacing="false" fo:line-height="100%"/>
    </style:style>
    <style:style style:name="P77" style:family="paragraph" style:parent-style-name="ISO_5f_Comments">
      <style:paragraph-properties fo:margin-top="0.0417in" fo:margin-bottom="0.0417in" style:contextual-spacing="false"/>
      <style:text-properties style:font-size-complex="9pt"/>
    </style:style>
    <style:style style:name="P78" style:family="paragraph" style:parent-style-name="ISO_5f_Comments">
      <style:paragraph-properties fo:margin-top="0.0417in" fo:margin-bottom="0.0417in" style:contextual-spacing="false" fo:line-height="100%"/>
      <style:text-properties style:font-size-complex="9pt"/>
    </style:style>
    <style:style style:name="P79" style:family="paragraph" style:parent-style-name="ISO_5f_MB">
      <style:paragraph-properties fo:margin-top="0.0417in" fo:margin-bottom="0.0417in" style:contextual-spacing="false" fo:line-height="100%"/>
      <style:text-properties style:font-size-complex="9pt"/>
    </style:style>
    <style:style style:name="P80"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81"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82" style:family="paragraph" style:parent-style-name="Normal_20__28_Web_29_">
      <style:paragraph-properties fo:margin-left="0.5in" fo:margin-right="0.5in" fo:text-indent="0in" style:auto-text-indent="false"/>
    </style:style>
    <style:style style:name="P83" style:family="paragraph" style:parent-style-name="Normal_20__28_Web_29_">
      <style:text-properties style:font-name="Arial2" fo:font-size="9pt" style:font-size-asian="9pt" style:font-name-complex="Arial3" style:font-size-complex="9pt"/>
    </style:style>
    <style:style style:name="P84" style:family="paragraph" style:parent-style-name="Text_20_body">
      <style:text-properties fo:font-size="9pt" style:font-size-asian="9pt" style:font-size-complex="9pt"/>
    </style:style>
    <style:style style:name="P85"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86" style:family="paragraph" style:parent-style-name="Standard" style:list-style-name="WWNum1">
      <style:paragraph-properties fo:margin-top="0.0193in" fo:margin-bottom="0.0193in" style:contextual-spacing="false" fo:text-align="justify" style:justify-single-word="false"/>
    </style:style>
    <style:style style:name="P87" style:family="paragraph" style:parent-style-name="Standard" style:list-style-name="WWNum2">
      <style:paragraph-properties fo:margin-top="0.0193in" fo:margin-bottom="0.0193in" style:contextual-spacing="false" fo:text-align="justify" style:justify-single-word="false"/>
    </style:style>
    <style:style style:name="P88" style:family="paragraph" style:parent-style-name="Standard" style:list-style-name="WWNum3">
      <style:paragraph-properties fo:margin-top="0.0193in" fo:margin-bottom="0.0193in" style:contextual-spacing="false" fo:text-align="justify" style:justify-single-word="false"/>
    </style:style>
    <style:style style:name="T1" style:family="text">
      <style:text-properties officeooo:rsid="005a8143"/>
    </style:style>
    <style:style style:name="T2" style:family="text">
      <style:text-properties style:font-name="Arial2" fo:font-size="9pt" style:font-size-asian="9pt" style:font-name-complex="Arial3"/>
    </style:style>
    <style:style style:name="T3" style:family="text">
      <style:text-properties style:font-name="Arial2" fo:font-size="9pt" style:font-size-asian="9pt" style:font-name-complex="Arial3" style:font-size-complex="9pt"/>
    </style:style>
    <style:style style:name="T4" style:family="text">
      <style:text-properties style:font-name="Arial2" fo:font-size="9pt" fo:font-weight="bold" style:font-size-asian="9pt" style:font-weight-asian="bold" style:font-name-complex="Arial3"/>
    </style:style>
    <style:style style:name="T5" style:family="text">
      <style:text-properties style:font-name="Arial2" fo:font-size="8pt" style:font-size-asian="8pt" style:font-name-complex="Arial3"/>
    </style:style>
    <style:style style:name="T6" style:family="text">
      <style:text-properties style:font-name="Arial2" fo:font-size="8pt" fo:font-weight="bold" style:font-size-asian="8pt" style:font-weight-asian="bold" style:font-name-complex="Arial3"/>
    </style:style>
    <style:style style:name="T7" style:family="text">
      <style:text-properties officeooo:rsid="005a8143" fo:background-color="#ffff00" loext:char-shading-value="0"/>
    </style:style>
    <style:style style:name="T8" style:family="text">
      <style:text-properties style:font-name="Arial" fo:font-size="9pt" style:font-size-asian="9pt" style:font-name-complex="Arial3" style:font-size-complex="9pt"/>
    </style:style>
    <style:style style:name="T9" style:family="text">
      <style:text-properties style:font-name="Arial" fo:font-size="9pt" style:font-size-asian="9pt" style:font-size-complex="9pt"/>
    </style:style>
    <style:style style:name="T10" style:family="text">
      <style:text-properties style:font-name="Arial" fo:font-size="9pt" officeooo:rsid="001e7118" style:font-size-asian="9pt"/>
    </style:style>
    <style:style style:name="T11" style:family="text">
      <style:text-properties style:font-name="Arial" fo:font-size="9pt" officeooo:rsid="004135fc" style:font-size-asian="9pt"/>
    </style:style>
    <style:style style:name="T12" style:family="text">
      <style:text-properties style:font-name="Arial" fo:font-size="9pt" officeooo:rsid="001f09f7" style:font-size-asian="9pt"/>
    </style:style>
    <style:style style:name="T13" style:family="text">
      <style:text-properties style:font-name="Arial" fo:font-size="9pt" officeooo:rsid="003829c1" style:font-size-asian="9pt"/>
    </style:style>
    <style:style style:name="T14" style:family="text">
      <style:text-properties style:font-name="Arial" style:font-size-complex="8pt"/>
    </style:style>
    <style:style style:name="T15" style:family="text">
      <style:text-properties style:text-position="super 58%" style:font-name="Arial2" fo:font-size="8pt" fo:font-weight="bold" style:font-size-asian="8pt" style:font-weight-asian="bold" style:font-name-complex="Arial3"/>
    </style:style>
    <style:style style:name="T16" style:family="text">
      <style:text-properties style:font-size-complex="9pt"/>
    </style:style>
    <style:style style:name="T17" style:family="text">
      <style:text-properties officeooo:rsid="001d20db" style:font-size-complex="9pt"/>
    </style:style>
    <style:style style:name="T18" style:family="text">
      <style:text-properties officeooo:rsid="0025b72f" style:font-size-complex="9pt"/>
    </style:style>
    <style:style style:name="T19" style:family="text">
      <style:text-properties officeooo:rsid="0057c2e5" style:font-size-complex="9pt"/>
    </style:style>
    <style:style style:name="T20" style:family="text">
      <style:text-properties fo:font-size="9pt" style:font-size-asian="9pt" style:font-size-complex="9pt"/>
    </style:style>
    <style:style style:name="T21" style:family="text">
      <style:text-properties fo:font-size="9pt" style:font-size-asian="9pt" style:font-name-complex="Arial3" style:font-size-complex="9pt"/>
    </style:style>
    <style:style style:name="T22" style:family="text">
      <style:text-properties fo:font-size="9pt" style:font-name-asian="Arial3" style:font-size-asian="9pt" style:font-size-complex="9pt"/>
    </style:style>
    <style:style style:name="T23" style:family="text">
      <style:text-properties fo:font-size="9pt" fo:font-style="italic" style:font-name-asian="Arial3" style:font-size-asian="9pt" style:font-style-asian="italic" style:font-size-complex="9pt" style:font-style-complex="italic"/>
    </style:style>
    <style:style style:name="T24" style:family="text">
      <style:text-properties fo:font-size="9pt" fo:font-style="italic" style:font-size-asian="9pt" style:font-style-asian="italic" style:font-size-complex="9pt" style:font-style-complex="italic"/>
    </style:style>
    <style:style style:name="T25" style:family="text">
      <style:text-properties style:font-name="Courier New" fo:font-size="9pt" style:font-name-asian="Courier New2" style:font-size-asian="9pt" style:font-name-complex="Courier New2" style:font-size-complex="9pt"/>
    </style:style>
    <style:style style:name="T26" style:family="text">
      <style:text-properties style:font-name="Courier New" style:font-name-asian="Courier New2" style:font-name-complex="Courier New2" style:font-size-complex="9pt"/>
    </style:style>
    <style:style style:name="T27" style:family="text">
      <style:text-properties style:font-name-asian="Arial3" style:font-size-complex="9pt"/>
    </style:style>
    <style:style style:name="T28" style:family="text">
      <style:text-properties style:font-name="Consolas" style:font-size-complex="9pt"/>
    </style:style>
    <style:style style:name="T29" style:family="text">
      <style:text-properties style:font-name="Consolas" fo:font-weight="bold" style:font-weight-asian="bold" style:font-size-complex="9pt" style:font-weight-complex="bold"/>
    </style:style>
    <style:style style:name="T30" style:family="text">
      <style:text-properties style:font-name="Consolas" fo:font-size="9pt" style:font-size-asian="9pt" style:font-name-complex="Arial3" style:font-size-complex="9pt"/>
    </style:style>
    <style:style style:name="T31" style:family="text">
      <style:text-properties style:font-name="Consolas" fo:font-size="9pt" fo:font-weight="bold" style:font-size-asian="9pt" style:font-weight-asian="bold" style:font-name-complex="Arial3" style:font-size-complex="9pt" style:font-weight-complex="bold"/>
    </style:style>
    <style:style style:name="T32" style:family="text">
      <style:text-properties fo:font-style="italic" style:font-style-asian="italic" style:font-size-complex="9pt"/>
    </style:style>
    <style:style style:name="T33" style:family="text">
      <style:text-properties fo:font-style="italic" style:font-style-asian="italic" style:font-size-complex="9pt" style:font-style-complex="italic"/>
    </style:style>
    <style:style style:name="T34"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35" style:family="text">
      <style:text-properties fo:color="#0000ff" fo:font-size="9pt" style:text-underline-style="solid" style:text-underline-width="auto" style:text-underline-color="font-color" style:font-size-asian="9pt" style:font-name-complex="Arial3" style:font-size-complex="9pt"/>
    </style:style>
    <style:style style:name="T36" style:family="text">
      <style:text-properties style:font-name="DroidSansMono" style:language-asian="de" style:country-asian="CH" style:font-name-complex="DroidSansMono1" style:font-size-complex="9pt"/>
    </style:style>
    <style:style style:name="T37" style:family="text">
      <style:text-properties style:font-name="DroidSansMono" fo:font-size="9pt" style:font-size-asian="9pt" style:language-asian="de" style:country-asian="CH" style:font-name-complex="DroidSansMono1" style:font-size-complex="9pt"/>
    </style:style>
    <style:style style:name="T38" style:family="text">
      <style:text-properties style:font-name="DroidSansMono" fo:language="de" fo:country="CH" style:language-asian="de" style:country-asian="CH" style:font-name-complex="DroidSansMono1" style:font-size-complex="9pt"/>
    </style:style>
    <style:style style:name="T39" style:family="text">
      <style:text-properties style:font-name="TimesNewRomanPSMT" style:language-asian="de" style:country-asian="CH" style:font-name-complex="TimesNewRomanPSMT1" style:font-size-complex="9pt"/>
    </style:style>
    <style:style style:name="T40" style:family="text">
      <style:text-properties style:font-name="TimesNewRomanPSMT" fo:language="de" fo:country="CH" style:language-asian="de" style:country-asian="CH" style:font-name-complex="TimesNewRomanPSMT1" style:font-size-complex="9pt"/>
    </style:style>
    <style:style style:name="T41" style:family="text">
      <style:text-properties officeooo:rsid="0030db5e"/>
    </style:style>
    <style:style style:name="T42" style:family="text">
      <style:text-properties officeooo:rsid="00381bab"/>
    </style:style>
    <style:style style:name="T43" style:family="text">
      <style:text-properties officeooo:rsid="003db0f5"/>
    </style:style>
    <style:style style:name="T44" style:family="text">
      <style:text-properties officeooo:rsid="003777a7"/>
    </style:style>
    <style:style style:name="T45" style:family="text">
      <style:text-properties officeooo:rsid="0036cf74"/>
    </style:style>
    <style:style style:name="T46" style:family="text">
      <style:text-properties officeooo:rsid="003fa95b"/>
    </style:style>
    <style:style style:name="T47" style:family="text">
      <style:text-properties officeooo:rsid="0040943c"/>
    </style:style>
    <style:style style:name="T48" style:family="text">
      <style:text-properties officeooo:rsid="004135fc"/>
    </style:style>
    <style:style style:name="T49" style:family="text">
      <style:text-properties officeooo:rsid="001d20db"/>
    </style:style>
    <style:style style:name="T50" style:family="text">
      <style:text-properties officeooo:rsid="003829c1"/>
    </style:style>
    <style:style style:name="T51" style:family="text">
      <style:text-properties officeooo:rsid="001e7118"/>
    </style:style>
    <style:style style:name="T52" style:family="text">
      <style:text-properties officeooo:rsid="0046c722"/>
    </style:style>
    <style:style style:name="T53" style:family="text">
      <style:text-properties officeooo:rsid="004860bc"/>
    </style:style>
    <style:style style:name="T54" style:family="text">
      <style:text-properties officeooo:rsid="0048b7f0"/>
    </style:style>
    <style:style style:name="T55" style:family="text">
      <style:text-properties officeooo:rsid="002d2542"/>
    </style:style>
    <style:style style:name="T56" style:family="text">
      <style:text-properties officeooo:rsid="004a4d07"/>
    </style:style>
    <style:style style:name="T57" style:family="text">
      <style:text-properties officeooo:rsid="004aa273"/>
    </style:style>
    <style:style style:name="T58" style:family="text">
      <style:text-properties officeooo:rsid="0021b0e5"/>
    </style:style>
    <style:style style:name="T59" style:family="text">
      <style:text-properties officeooo:rsid="004aba42"/>
    </style:style>
    <style:style style:name="T60" style:family="text">
      <style:text-properties officeooo:rsid="004c4e3c"/>
    </style:style>
    <style:style style:name="T61" style:family="text">
      <style:text-properties officeooo:rsid="004e1372"/>
    </style:style>
    <style:style style:name="T62" style:family="text">
      <style:text-properties officeooo:rsid="004ee469"/>
    </style:style>
    <style:style style:name="T63" style:family="text">
      <style:text-properties officeooo:rsid="0050d31f"/>
    </style:style>
    <style:style style:name="T64" style:family="text">
      <style:text-properties officeooo:rsid="0050f5d8"/>
    </style:style>
    <style:style style:name="T65" style:family="text">
      <style:text-properties officeooo:rsid="00530a87"/>
    </style:style>
    <style:style style:name="T66" style:family="text">
      <style:text-properties officeooo:rsid="005439a2"/>
    </style:style>
    <style:style style:name="T67" style:family="text">
      <style:text-properties officeooo:rsid="005606f8"/>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0594a4c"/>
    </style:style>
    <style:style style:name="T70" style:family="text">
      <style:text-properties officeooo:rsid="0059d517"/>
    </style:style>
    <style:style style:name="T71" style:family="text">
      <style:text-properties officeooo:rsid="005a39ad"/>
    </style:style>
    <style:style style:name="T72" style:family="text">
      <style:text-properties officeooo:rsid="001940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79">CH 1</text:p>
          </table:table-cell>
          <table:table-cell table:style-name="Table1.B1" office:value-type="string">
            <text:p text:style-name="P20">all</text:p>
          </table:table-cell>
          <table:table-cell table:style-name="Table1.B1" office:value-type="string">
            <text:p text:style-name="P80"/>
            <text:p text:style-name="P15"/>
          </table:table-cell>
          <table:table-cell table:style-name="Table1.B1" office:value-type="string">
            <text:p text:style-name="P81"/>
          </table:table-cell>
          <table:table-cell table:style-name="Table1.B1" office:value-type="string">
            <text:p text:style-name="P22">ge</text:p>
          </table:table-cell>
          <table:table-cell table:style-name="Table1.B1" office:value-type="string">
            <text:p text:style-name="P77">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50">Accepted. <text:s/><text:span text:style-name="T44"><text:s/></text:span>I<text:span text:style-name="T44">nteroperability </text:span>verified with Gyn Mathews.</text:p>
          </table:table-cell>
        </table:table-row>
        <table:table-row table:style-name="Table1.1">
          <table:table-cell table:style-name="Table1.A2" office:value-type="string">
            <text:p text:style-name="P79">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78">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29"><text:a xlink:type="simple" xlink:href="http://www.open-std.org/jtc1/sc22/wg21/docs/papers/2014/n4097.html#1">1 </text:a>/ <text:span text:style-name="T43">Accepted.</text:span></text:p>
          </table:table-cell>
        </table:table-row>
        <table:table-row table:style-name="Table1.1">
          <table:table-cell table:style-name="Table1.A2" office:value-type="string">
            <text:p text:style-name="P79">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44">Ed / <text:span text:style-name="T43">Accepted.</text:span></text:p>
          </table:table-cell>
        </table:table-row>
        <table:table-row table:style-name="Table1.1">
          <table:table-cell table:style-name="Table1.A2" office:value-type="string">
            <text:p text:style-name="P79">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References to the C++ Standard are given in various forms. <text:s/>For example, the first paragraph of 13 [class.directory_iterator] says, "</text:span><text:span text:style-name="T25">directory_iterator</text:span><text:span text:style-name="T22"> satisfies the requirements of an input iterator ([input.iterators])," with no indication that the referenced section is part of the C++ Standard., while the </text:span><text:span text:style-name="T23">effects</text:span><text:span text:style-name="T22"> clause of </text:span><text:span text:style-name="T25">operator++</text:span><text:span text:style-name="T22">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51">Ed<text:span text:style-name="T45"> / Accepted.</text:span></text:p>
          </table:table-cell>
        </table:table-row>
        <table:table-row table:style-name="Table1.1">
          <table:table-cell table:style-name="Table1.A2" office:value-type="string">
            <text:p text:style-name="P79">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The pattern of cross-references from synopses to the description of an entity is inconsistent. <text:s/>For example, in the synopsis of header </text:span><text:span text:style-name="T25">&lt;filesystem&gt;</text:span><text:span text:style-name="T22"> in 6 [fs.filesystem.synopsis], the link for </text:span><text:span text:style-name="T25">file_type</text:span><text:span text:style-name="T22"> is found on the symbolic section name in a comment, while for </text:span><text:span text:style-name="T25">file_status</text:span><text:span text:style-name="T22"> it is on the class name. <text:s/>Two of the </text:span><text:span text:style-name="T25">copy</text:span><text:span text:style-name="T22"> overloads have links, while two do not. <text:s/>In the synopsis for class </text:span><text:span text:style-name="T25">path</text:span><text:span text:style-name="T22">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45">Ed / <text:span text:style-name="T43">Accepted with modifications.</text:span></text:p>
          </table:table-cell>
        </table:table-row>
        <table:table-row table:style-name="Table1.1">
          <table:table-cell table:style-name="Table1.A2" office:value-type="string">
            <text:p text:style-name="P79">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Paragraphs are not numbered.</text:p>
          </table:table-cell>
          <table:table-cell table:style-name="Table1.B2" office:value-type="string">
            <text:p text:style-name="P25">Add paragraph numbers.</text:p>
          </table:table-cell>
          <table:table-cell table:style-name="Table1.H2" office:value-type="string">
            <text:p text:style-name="P45">Ed / <text:span text:style-name="T43">Accepted.</text:span></text:p>
          </table:table-cell>
        </table:table-row>
        <table:table-row table:style-name="Table1.1">
          <table:table-cell table:style-name="Table1.A2" office:value-type="string">
            <text:p text:style-name="P79">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20">Namespace </text:span><text:span text:style-name="T25">tbd</text:span><text:span text:style-name="T22"> is used but not described. <text:s/>It is not clear whether </text:span><text:span text:style-name="T25">tbd</text:span><text:span text:style-name="T22">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0"><text:a xlink:type="simple" xlink:href="http://www.open-std.org/jtc1/sc22/wg21/docs/papers/2014/n4097.html#1">1 </text:a><text:s/>/ <text:span text:style-name="T43">Accepted.</text:span></text:p>
          </table:table-cell>
        </table:table-row>
        <table:table-row table:style-name="Table1.1">
          <table:table-cell table:style-name="Table1.A2" office:value-type="string">
            <text:p text:style-name="P79">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error" is in body font.</text:p>
          </table:table-cell>
          <table:table-cell table:style-name="Table1.B2" office:value-type="string">
            <text:p text:style-name="P25">Set "#error" in program font.</text:p>
          </table:table-cell>
          <table:table-cell table:style-name="Table1.H2" office:value-type="string">
            <text:p text:style-name="P52">Ed / <text:span text:style-name="T43">Accepted.</text:span></text:p>
            <text:p text:style-name="P50"><text:span text:style-name="T46">That t</text:span>ext, <text:span text:style-name="T46">however,</text:span> is no longer in the document.</text:p>
          </table:table-cell>
        </table:table-row>
        <table:table-row table:style-name="Table1.1">
          <table:table-cell table:style-name="Table1.A2" office:value-type="string">
            <text:p text:style-name="P79">FI 1</text:p>
          </table:table-cell>
          <table:table-cell table:style-name="Table1.B2" office:value-type="string">
            <text:p text:style-name="P20"/>
          </table:table-cell>
          <table:table-cell table:style-name="Table1.B2" office:value-type="string">
            <text:p text:style-name="P20">2.1 POSIX conformance <text:soft-page-break/>[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t is unfortunate that error reporting for inability to provide reasonable behaviour is completely implementation-defined. This hurts portability in the sense that programmers have no idea how <text:soft-page-break/>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text:soft-page-break/>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1"><text:a xlink:type="simple" xlink:href="http://www.open-std.org/jtc1/sc22/wg21/docs/papers/2014/n4097.html#2">2 </text:a>/ <text:span text:style-name="T47">Accepted with modifications.</text:span></text:p>
          </table:table-cell>
        </table:table-row>
        <table:table-row table:style-name="Table1.1">
          <table:table-cell table:style-name="Table1.A2" office:value-type="string">
            <text:p text:style-name="P79">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C++" is split across lines.</text:p>
          </table:table-cell>
          <table:table-cell table:style-name="Table1.B2" office:value-type="string">
            <text:p text:style-name="P25">Eliminate the line break between the "+"s.</text:p>
          </table:table-cell>
          <table:table-cell table:style-name="Table1.H2" office:value-type="string">
            <text:p text:style-name="P46">Ed. Applied code <text:s/>nowrap <text:span text:style-name="T42">CSS</text:span> </text:p>
          </table:table-cell>
        </table:table-row>
        <table:table-row table:style-name="Table1.1">
          <table:table-cell table:style-name="Table1.A2" office:value-type="string">
            <text:p text:style-name="P79">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78">‘extension’ should be added to the terms and conditions as the term 'extension' is not defined in 4 [fs.definitions] but is used in the Remarks for extension() in 8.4.9</text:p>
          </table:table-cell>
          <table:table-cell table:style-name="Table1.B2" office:value-type="string">
            <text:p text:style-name="P83">The term 'extension' should be added to 4 [fs.definitions] and the term then used in the effects for replace_extension (8.4.5)</text:p>
          </table:table-cell>
          <table:table-cell table:style-name="Table1.H2" office:value-type="string">
            <text:p text:style-name="P47">Ed / <text:span text:style-name="T47">R</text:span>eference added</text:p>
          </table:table-cell>
        </table:table-row>
        <table:table-row table:style-name="Table1.1">
          <table:table-cell table:style-name="Table1.A2" office:value-type="string">
            <text:p text:style-name="P79">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2"><text:a xlink:type="simple" xlink:href="http://www.open-std.org/jtc1/sc22/wg21/docs/papers/2014/n4097.html#3">3</text:a> / <text:span text:style-name="T48">Accepted with modifications.</text:span></text:p>
          </table:table-cell>
        </table:table-row>
        <table:table-row table:style-name="Table1.1">
          <table:table-cell table:style-name="Table1.A2" office:value-type="string">
            <text:p text:style-name="P79">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48">ED / <text:span text:style-name="T48">Accepted.</text:span></text:p>
          </table:table-cell>
        </table:table-row>
        <table:table-row table:style-name="Table1.1">
          <table:table-cell table:style-name="Table1.A2" office:value-type="string">
            <text:p text:style-name="P79">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72"><text:a xlink:type="simple" xlink:href="http://www.open-std.org/jtc1/sc22/wg21/docs/papers/2014/n4096.html#4"><text:span text:style-name="T17">4</text:span></text:a><text:span text:style-name="T17"> / </text:span>Rejected; no consensus for change. </text:p>
          </table:table-cell>
        </table:table-row>
        <table:table-row table:style-name="Table1.1">
          <table:table-cell table:style-name="Table1.A2" office:value-type="string">
            <text:p text:style-name="P79">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8.1 [path.generic] says:</text:p>
            <text:p text:style-name="P77">“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53"><text:a xlink:type="simple" xlink:href="http://www.open-std.org/jtc1/sc22/wg21/docs/papers/2014/n4097.html#5">5</text:a><text:span text:style-name="T49"> / Accepted with modifications.</text:span></text:p>
          </table:table-cell>
        </table:table-row>
        <table:table-row table:style-name="Table1.1">
          <table:table-cell table:style-name="Table1.A2" office:value-type="string">
            <text:p text:style-name="P79">CH 5</text:p>
          </table:table-cell>
          <table:table-cell table:style-name="Table1.B2" office:value-type="string">
            <text:p text:style-name="P9"/>
          </table:table-cell>
          <table:table-cell table:style-name="Table1.B2" office:value-type="string">
            <text:p text:style-name="P77">4.15 [fs.def.path]</text:p>
          </table:table-cell>
          <table:table-cell table:style-name="Table1.B2" office:value-type="string">
            <text:p text:style-name="P77"/>
          </table:table-cell>
          <table:table-cell table:style-name="Table1.B2" office:value-type="string">
            <text:p text:style-name="P77">te</text:p>
          </table:table-cell>
          <table:table-cell table:style-name="Table1.B2" office:value-type="string">
            <text:p text:style-name="P77">Path depth is implementation dependent.</text:p>
          </table:table-cell>
          <table:table-cell table:style-name="Table1.B2" office:value-type="string">
            <text:p text:style-name="P77">Add a paragraph: "The maximum length of the sequence (i.e. the maximum depth) is implementation dependent.</text:p>
          </table:table-cell>
          <table:table-cell table:style-name="Table1.H2" office:value-type="string">
            <text:p text:style-name="P12"><text:a xlink:type="simple" xlink:href="http://www.open-std.org/jtc1/sc22/wg21/docs/papers/2014/n4097.html#6">6</text:a> / <text:span text:style-name="T48">Accepted with modifications.</text:span></text:p>
          </table:table-cell>
        </table:table-row>
        <table:table-row table:style-name="Table1.1">
          <table:table-cell table:style-name="Table1.A2" office:value-type="string">
            <text:p text:style-name="P79">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49">Ed / <text:span text:style-name="T48">Accepted.</text:span></text:p>
          </table:table-cell>
        </table:table-row>
        <table:table-row table:style-name="Table1.1">
          <table:table-cell table:style-name="Table1.A2" office:value-type="string">
            <text:p text:style-name="P79">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54">Ed<text:span text:style-name="T10"> / </text:span><text:span text:style-name="T11">Accepted with modifications.</text:span></text:p>
          </table:table-cell>
        </table:table-row>
        <table:table-row table:style-name="Table1.1">
          <table:table-cell table:style-name="Table1.A2" office:value-type="string">
            <text:p text:style-name="P79">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78">The namespace 'tbd' needs clarification</text:p>
          </table:table-cell>
          <table:table-cell table:style-name="Table1.B2" office:value-type="string">
            <text:p text:style-name="P83">The synposes all belong in namespace std::tbd::filesystem with no indication of how the <text:soft-page-break/>eventual namespace to replace 'tbd' will be arrived at.</text:p>
          </table:table-cell>
          <table:table-cell table:style-name="Table1.H2" office:value-type="string">
            <text:p text:style-name="P30"><text:a xlink:type="simple" xlink:href="http://www.open-std.org/jtc1/sc22/wg21/docs/papers/2014/n4097.html#1">1 </text:a><text:span text:style-name="T50"><text:s/>/ Accepted.</text:span></text:p>
          </table:table-cell>
        </table:table-row>
        <table:table-row table:style-name="Table1.1">
          <table:table-cell table:style-name="Table1.A2" office:value-type="string">
            <text:p text:style-name="P79">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78">Use of the term a 'non-privileged' process</text:p>
            <text:p text:style-name="P75"><text:span text:style-name="T16">The comment for available in the </text:span><text:span text:style-name="T28">struct space_info</text:span><text:span text:style-name="T16"> refers to: free space available to a non-privileged process</text:span></text:p>
            <text:p text:style-name="P78">This seems quite specific to a POSIX implementation (on Windows, for instance, the equivalent data would be user-specific but not directly related to privilege)</text:p>
          </table:table-cell>
          <table:table-cell table:style-name="Table1.B2" office:value-type="string">
            <text:p text:style-name="P83">Remove the comment and add a note to 15.32 [fs.op.space]:</text:p>
            <text:p text:style-name="P83">[Note: the precise meaning of available space is implementation dependent. --end note]</text:p>
          </table:table-cell>
          <table:table-cell table:style-name="Table1.H2" office:value-type="string">
            <text:p text:style-name="P55"><text:a xlink:type="simple" xlink:href="http://www.open-std.org/jtc1/sc22/wg21/docs/papers/2014/n4097.html#7">7</text:a><text:span text:style-name="T10"> / </text:span><text:span text:style-name="T11">Accepted with modifications.</text:span></text:p>
          </table:table-cell>
        </table:table-row>
        <table:table-row table:style-name="Table1.1">
          <table:table-cell table:style-name="Table1.A2" office:value-type="string">
            <text:p text:style-name="P79">CH 6</text:p>
          </table:table-cell>
          <table:table-cell table:style-name="Table1.B2" office:value-type="string">
            <text:p text:style-name="P9"/>
          </table:table-cell>
          <table:table-cell table:style-name="Table1.B2" office:value-type="string">
            <text:p text:style-name="P77">6 [fs.filesystem.synopsis]</text:p>
          </table:table-cell>
          <table:table-cell table:style-name="Table1.B2" office:value-type="string">
            <text:p text:style-name="P77"/>
          </table:table-cell>
          <table:table-cell table:style-name="Table1.B2" office:value-type="string">
            <text:p text:style-name="P77">te</text:p>
          </table:table-cell>
          <table:table-cell table:style-name="Table1.B2" office:value-type="string">
            <text:p text:style-name="P75"><text:span text:style-name="T16">The name for the namespace is currently </text:span><text:span text:style-name="T32">tbd</text:span><text:span text:style-name="T16">.</text:span></text:p>
          </table:table-cell>
          <table:table-cell table:style-name="Table1.B2" office:value-type="string">
            <text:p text:style-name="P77">Specify an actual name for the namespace.</text:p>
          </table:table-cell>
          <table:table-cell table:style-name="Table1.H2" office:value-type="string">
            <text:p text:style-name="P14"><text:a xlink:type="simple" xlink:href="http://www.open-std.org/jtc1/sc22/wg21/docs/papers/2014/n4097.html#1"><text:span text:style-name="T72">1 </text:span></text:a><text:span text:style-name="T72"><text:s/>/ Accepted.</text:span></text:p>
          </table:table-cell>
        </table:table-row>
        <table:table-row table:style-name="Table1.1">
          <table:table-cell table:style-name="Table1.A2" office:value-type="string">
            <text:p text:style-name="P79">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3"><text:a xlink:type="simple" xlink:href="http://www.open-std.org/jtc1/sc22/wg21/docs/papers/2014/n4097.html#8">8</text:a> <text:span text:style-name="T51">/ Accepted with modifications.</text:span></text:p>
          </table:table-cell>
        </table:table-row>
        <table:table-row table:style-name="Table1.1">
          <table:table-cell table:style-name="Table1.A2" office:value-type="string">
            <text:p text:style-name="P79">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3"><text:a xlink:type="simple" xlink:href="http://www.open-std.org/jtc1/sc22/wg21/docs/papers/2014/n4097.html#9">9</text:a><text:span text:style-name="T12"> </text:span><text:span text:style-name="T10">/ Accepted with modifications.</text:span></text:p>
          </table:table-cell>
        </table:table-row>
        <table:table-row table:style-name="Table1.1">
          <table:table-cell table:style-name="Table1.A2" office:value-type="string">
            <text:p text:style-name="P79">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3"><text:a xlink:type="simple" xlink:href="http://www.open-std.org/jtc1/sc22/wg21/docs/papers/2014/n4096.html#10">10</text:a> / <text:span text:style-name="T52">Rejected. The document is correct as written, except for clash between synopses and specification fixed editorially. </text:span></text:p>
          </table:table-cell>
        </table:table-row>
        <table:table-row table:style-name="Table1.1">
          <table:table-cell table:style-name="Table1.A2" office:value-type="string">
            <text:p text:style-name="P79">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41">Ed<text:span text:style-name="T13"> / Accepted.</text:span></text:p>
          </table:table-cell>
        </table:table-row>
        <table:table-row table:style-name="Table1.1">
          <table:table-cell table:style-name="Table1.A2" office:value-type="string">
            <text:p text:style-name="P79">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There is no relative() operation, to complement both absolute() and canonical()</text:p>
            <text:p text:style-name="P83">The TS introduces relative paths. </text:p>
            <text:list xml:id="list5449287880624510699" text:style-name="WWNum1">
              <text:list-item>
                <text:p text:style-name="P85">They are defined in section 4.18 relative path [fs.def.relative-path] </text:p>
              </text:list-item>
              <text:list-item>
                <text:p text:style-name="P86"><text:span text:style-name="T21">A decomposition method </text:span><text:span text:style-name="HTML_20_Typewriter"><text:span text:style-name="T3">relative_path()</text:span></text:span><text:span text:style-name="T21"> is described in section 8.4.9 path decomposition [path.decompose] </text:span></text:p>
              </text:list-item>
              <text:list-item>
                <text:p text:style-name="P86"><text:span text:style-name="T21">Two query methods to determine if a path either </text:span><text:span text:style-name="HTML_20_Typewriter"><text:span text:style-name="T3">has_relative_path()</text:span></text:span><text:span text:style-name="T21"> or </text:span><text:span text:style-name="HTML_20_Typewriter"><text:span text:style-name="T3">is_relative()</text:span></text:span><text:span text:style-name="T21">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3">path absolut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text:span><text:span text:style-name="o"><text:span text:style-name="T3">=</text:span></text:span><text:span text:style-name="T3">current_path</text:span><text:span text:style-name="p"><text:span text:style-name="T3">());</text:span></text:span></text:p>
            <text:p text:style-name="P17">and in section 15.2 Canonical [fs.op.canonical]</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 </text:span><text:span text:style-name="o"><text:span text:style-name="T3">=</text:span></text:span><text:span text:style-name="T3"> current_path</text:span><text:span text:style-name="p"><text:span text:style-name="T3">());</text:span></text:span></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6"><text:span text:style-name="T3">By providing a operations to achieve absolute and canonical paths there is no impediment to providing a similar operation </text:span><text:span text:style-name="HTML_20_Typewriter"><text:span text:style-name="T3">relative()</text:span></text:span><text:span text:style-name="T3"> that attempts to return a new path relative to some base path.</text:span></text:p>
            <text:p text:style-name="P17">For example:</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6"><text:span text:style-name="T3">This would return a path, if possible, that is relative to </text:span><text:span text:style-name="HTML_20_Typewriter"><text:span text:style-name="T3">to</text:span></text:span><text:span text:style-name="T3">. The implementation can make use of </text:span><text:span text:style-name="HTML_20_Typewriter"><text:span text:style-name="T3">absolute()</text:span></text:span><text:span text:style-name="T3"> and </text:span><text:span text:style-name="HTML_20_Typewriter"><text:span text:style-name="T3">canonical()</text:span></text:span><text:span text:style-name="T3"> to determine the relative path, if it exists.</text:span></text:p>
            <text:p text:style-name="P16"><text:span text:style-name="T3">The File System TS is based on the </text:span><text:a xlink:type="simple" xlink:href="http://www.boost.org/doc/libs/1_55_0/libs/filesystem/doc/index.htm"><text:span text:style-name="icon"><text:span text:style-name="T34">​</text:span></text:span></text:a><text:a xlink:type="simple" xlink:href="http://www.boost.org/doc/libs/1_55_0/libs/filesystem/doc/index.htm"><text:span text:style-name="T3">boost::filesystem library</text:span></text:a><text:span text:style-name="T3"> and it too suffers from this anomaly. There are open tickets for this in </text:span><text:a xlink:type="simple" xlink:href="https://svn.boost.org/"><text:span text:style-name="icon"><text:span text:style-name="T34">​</text:span></text:span></text:a><text:a xlink:type="simple" xlink:href="https://svn.boost.org/"><text:span text:style-name="T3">Boost Trac</text:span></text:a><text:span text:style-name="T3">:</text:span></text:p>
            <text:list xml:id="list8006123637749413612" text:style-name="WWNum2">
              <text:list-item>
                <text:p text:style-name="P87"><text:a xlink:type="simple" xlink:href="https://svn.boost.org/trac/boost/ticket/5897"><text:span text:style-name="icon"><text:span text:style-name="T35">​</text:span></text:span></text:a><text:a xlink:type="simple" xlink:href="https://svn.boost.org/trac/boost/ticket/5897"><text:span text:style-name="T21">#5897 Make path relative function</text:span></text:a><text:span text:style-name="T21"> </text:span></text:p>
              </text:list-item>
              <text:list-item>
                <text:p text:style-name="P87"><text:a xlink:type="simple" xlink:href="https://svn.boost.org/trac/boost/ticket/1976"><text:span text:style-name="icon"><text:span text:style-name="T35">​</text:span></text:span></text:a><text:a xlink:type="simple" xlink:href="https://svn.boost.org/trac/boost/ticket/1976"><text:span text:style-name="T21">#1976 Inverse function for complete</text:span></text:a><text:span text:style-name="T21"> </text:span></text:p>
              </text:list-item>
            </text:list>
            <text:p text:style-name="P17">and it is the subject of several posts on StackOverflow for example:</text:p>
            <text:list xml:id="list6631858359605966485" text:style-name="WWNum3">
              <text:list-item>
                <text:p text:style-name="P88"><text:a xlink:type="simple" xlink:href="http://stackoverflow.com/questions/10167382/boostfilesystem-get-relative-path"><text:span text:style-name="icon"><text:span text:style-name="T35">​</text:span></text:span></text:a><text:a xlink:type="simple" xlink:href="http://stackoverflow.com/questions/10167382/boostfilesystem-get-relative-path"><text:span text:style-name="T21">http://stackoverflow.com/questions/10167382/boostfilesystem-get-relative-path</text:span></text:a><text:span text:style-name="T21"> </text:span></text:p>
              </text:list-item>
              <text:list-item>
                <text:p text:style-name="P88"><text:a xlink:type="simple" xlink:href="http://stackoverflow.com/questions/5772992/get-relative-path-from-two-absolute-paths"><text:span text:style-name="icon"><text:span text:style-name="T35">​</text:span></text:span></text:a><text:a xlink:type="simple" xlink:href="http://stackoverflow.com/questions/5772992/get-relative-path-from-two-absolute-paths"><text:span text:style-name="T21">http://stackoverflow.com/questions/5772992/get-relative-path-from-two-absolute-paths</text:span></text:a><text:span text:style-name="T21"> </text:span></text:p>
              </text:list-item>
            </text:list>
            <text:p text:style-name="P17"><text:soft-page-break/>Other languages typically provide a similar function. For example python provides:</text:p>
            <text:p text:style-name="HTML_20_Preformatted"><text:span text:style-name="T3">os</text:span><text:span text:style-name="o"><text:span text:style-name="T3">.</text:span></text:span><text:span text:style-name="T3">path</text:span><text:span text:style-name="o"><text:span text:style-name="T3">.</text:span></text:span><text:span text:style-name="T3">relpath</text:span><text:span text:style-name="p"><text:span text:style-name="T3">(</text:span></text:span><text:span text:style-name="T3">path</text:span><text:span text:style-name="p"><text:span text:style-name="T3">[,</text:span></text:span><text:span text:style-name="T3"> start</text:span><text:span text:style-name="p"><text:span text:style-name="T3">])</text:span></text:span></text:p>
            <text:p text:style-name="P82"><text:span text:style-name="T3">Return a relative filepath to </text:span><text:span text:style-name="HTML_20_Typewriter"><text:span text:style-name="T3">path</text:span></text:span><text:span text:style-name="T3"> either from the current directory or from an optional </text:span><text:span text:style-name="HTML_20_Typewriter"><text:span text:style-name="T3">start</text:span></text:span><text:span text:style-name="T3"> directory. This is a path computation: the filesystem is not accessed to confirm the existence or nature of </text:span><text:span text:style-name="HTML_20_Typewriter"><text:span text:style-name="T3">path</text:span></text:span><text:span text:style-name="T3"> or </text:span><text:span text:style-name="HTML_20_Typewriter"><text:span text:style-name="T3">start</text:span></text:span><text:span text:style-name="T3">.</text:span></text:p>
            <text:p text:style-name="P82"><text:span text:style-name="HTML_20_Typewriter"><text:span text:style-name="T3">start</text:span></text:span><text:span text:style-name="T3"> defaults to </text:span><text:span text:style-name="HTML_20_Typewriter"><text:span text:style-name="T3">os.curdir</text:span></text:span><text:span text:style-name="T3">.</text:span></text:p>
          </table:table-cell>
          <table:table-cell table:style-name="Table1.B2" office:value-type="string">
            <text:p text:style-name="P83">Modify section:</text:p>
            <text:p text:style-name="P83">6 Header &lt;filesystem&gt; synopsis [fs.filesystem.synopsis]</text:p>
            <text:p text:style-name="Normal_20__28_Web_29_"><text:span text:style-name="T3">by adding the operational functions after </text:span><text:span text:style-name="HTML_20_Typewriter"><text:span text:style-name="T3">canonical</text:span></text:span><text:span text:style-name="T3">:</text:span></text:p>
            <text:p text:style-name="P10"/>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0"/>
            <text:p text:style-name="P17">Insert the section:</text:p>
            <text:p text:style-name="P10"/>
            <text:p text:style-name="P18">15.3 Relative [fs.op.relative]</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82"><text:span text:style-name="Emphasis"><text:span text:style-name="T3">Overview</text:span></text:span><text:span text:style-name="T3">: Return a relative path of </text:span><text:span text:style-name="HTML_20_Typewriter"><text:span text:style-name="T3">p</text:span></text:span><text:span text:style-name="T3"> to the current directory or from an optional </text:span><text:span text:style-name="HTML_20_Typewriter"><text:span text:style-name="T3">to</text:span></text:span><text:span text:style-name="T3"> path.</text:span></text:p>
            <text:p text:style-name="P82"><text:span text:style-name="Emphasis"><text:span text:style-name="T3">Returns</text:span></text:span><text:span text:style-name="T3">: A relative path such that </text:span><text:span text:style-name="HTML_20_Typewriter"><text:span text:style-name="T3">canonical(to)/relative(p,to) == canonical(p)</text:span></text:span><text:span text:style-name="T3">, otherwise </text:span><text:span text:style-name="HTML_20_Typewriter"><text:span text:style-name="T3">path()</text:span></text:span><text:span text:style-name="T3">. If </text:span><text:span text:style-name="HTML_20_Typewriter"><text:span text:style-name="T3">canonical(to) == canonical(p)</text:span></text:span><text:span text:style-name="T3"> the path </text:span><text:span text:style-name="HTML_20_Typewriter"><text:span text:style-name="T3">path(".")</text:span></text:span><text:span text:style-name="T3"> is returned. For the overload without a </text:span><text:span text:style-name="HTML_20_Typewriter"><text:span text:style-name="T3">to</text:span></text:span><text:span text:style-name="T3"> argument, </text:span><text:span text:style-name="HTML_20_Typewriter"><text:span text:style-name="T3">to</text:span></text:span><text:span text:style-name="T3"> is </text:span><text:span text:style-name="HTML_20_Typewriter"><text:span text:style-name="T3">current_path()</text:span></text:span><text:span text:style-name="T3">. Signatures with argument </text:span><text:span text:style-name="HTML_20_Typewriter"><text:span text:style-name="T3">ec</text:span></text:span><text:span text:style-name="T3"> return </text:span><text:span text:style-name="HTML_20_Typewriter"><text:span text:style-name="T3">path()</text:span></text:span><text:span text:style-name="T3"> if an error occurs.</text:span></text:p>
            <text:p text:style-name="P82"><text:span text:style-name="Emphasis"><text:span text:style-name="T3">Throws</text:span></text:span><text:span text:style-name="T3">: As specified in Error reporting.</text:span></text:p>
            <text:p text:style-name="P82"><text:span text:style-name="Emphasis"><text:span text:style-name="T3">Remarks</text:span></text:span><text:span text:style-name="T3">: </text:span><text:span text:style-name="HTML_20_Typewriter"><text:span text:style-name="T3">!exists(p)</text:span></text:span><text:span text:style-name="T3"> or </text:span><text:span text:style-name="HTML_20_Typewriter"><text:span text:style-name="T3">!exists(to)</text:span></text:span><text:span text:style-name="T3"> or </text:span><text:span text:style-name="HTML_20_Typewriter"><text:span text:style-name="T3">!is_directory(to)</text:span></text:span><text:span text:style-name="T3"> is an error.</text:span></text:p>
            <text:p text:style-name="P17">and bump all following sections up by 0.1. Update the contents and any cross-references accordingly.</text:p>
            <text:p text:style-name="P17"/>
            <text:p text:style-name="P16"><text:span text:style-name="T3">Question: Should </text:span><text:span text:style-name="Emphasis"><text:span text:style-name="T3">Returns</text:span></text:span><text:span text:style-name="T3"> be specified in terms of equivalence? For example:</text:span></text:p>
            <text:p text:style-name="P16"><text:span text:style-name="HTML_20_Typewriter"><text:span text:style-name="T3">equivalent( canonical(to)/relative(p,to), canonical(p) )</text:span></text:span></text:p>
            <text:p text:style-name="P16"><text:span text:style-name="T3">Question: Should </text:span><text:span text:style-name="HTML_20_Typewriter"><text:span text:style-name="T3">canonical(to) == canonical(p)</text:span></text:span><text:span text:style-name="T3"> return </text:span><text:span text:style-name="HTML_20_Typewriter"><text:span text:style-name="T3">path(".")</text:span></text:span><text:span text:style-name="T3"> or </text:span><text:span text:style-name="HTML_20_Typewriter"><text:span text:style-name="T3">path()</text:span></text:span><text:span text:style-name="T3">? Why?</text:span></text:p>
            <text:p text:style-name="P16"><text:soft-page-break/><text:span text:style-name="T3">Question: Should </text:span><text:span text:style-name="HTML_20_Typewriter"><text:span text:style-name="T3">to</text:span></text:span><text:span text:style-name="T3"> be spelt </text:span><text:span text:style-name="HTML_20_Typewriter"><text:span text:style-name="T3">start</text:span></text:span><text:span text:style-name="T3">?</text:span></text:p>
            <text:p text:style-name="P27"/>
          </table:table-cell>
          <table:table-cell table:style-name="Table1.H2" office:value-type="string">
            <text:p text:style-name="P33"><text:a xlink:type="simple" xlink:href="http://www.open-std.org/jtc1/sc22/wg21/docs/papers/2014/n4096.html#11">11</text:a> / <text:span text:style-name="T53">Rejected. No consensus for change at this time. May revisit in the future.</text:span></text:p>
          </table:table-cell>
        </table:table-row>
        <table:table-row table:style-name="Table1.1">
          <table:table-cell table:style-name="Table1.A2" office:value-type="string">
            <text:p text:style-name="P79">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5"><text:span text:style-name="T36">uintmax_t </text:span><text:span text:style-name="T16">is specified to hold at least 64 bit. This is not enough for sizes beyond 4 exabytes.</text:span></text:p>
          </table:table-cell>
          <table:table-cell table:style-name="Table1.B2" office:value-type="string">
            <text:p text:style-name="P23"><text:span text:style-name="T16">Specify whether an implementation must provide a </text:span><text:span text:style-name="T36">uintmax_t </text:span><text:span text:style-name="T16">that can hold the maximum possible space and file size values.</text:span></text:p>
          </table:table-cell>
          <table:table-cell table:style-name="Table1.H2" office:value-type="string">
            <text:p text:style-name="P34"><text:a xlink:type="simple" xlink:href="http://www.open-std.org/jtc1/sc22/wg21/docs/papers/2014/n4096.html#12">12</text:a> / <text:span text:style-name="T53">Rejected. No consensus for change at this time. May revisit in the future.</text:span></text:p>
          </table:table-cell>
        </table:table-row>
        <table:table-row table:style-name="Table1.1">
          <table:table-cell table:style-name="Table1.A2" office:value-type="string">
            <text:p text:style-name="P79">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Duplicate word: "appropriate appropriate" appears in the last bullet in 7 [fs.err.report]</text:p>
          </table:table-cell>
          <table:table-cell table:style-name="Table1.B2" office:value-type="string">
            <text:p text:style-name="P83">Delete the duplicate</text:p>
          </table:table-cell>
          <table:table-cell table:style-name="Table1.H2" office:value-type="string">
            <text:p text:style-name="P42">Ed<text:span text:style-name="T13"> / Accepted.</text:span></text:p>
          </table:table-cell>
        </table:table-row>
        <table:table-row table:style-name="Table1.1">
          <table:table-cell table:style-name="Table1.A2" office:value-type="string">
            <text:p text:style-name="P79">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42">Ed<text:span text:style-name="T13"> / Accepted.</text:span></text:p>
          </table:table-cell>
        </table:table-row>
        <table:table-row table:style-name="Table1.1">
          <table:table-cell table:style-name="Table1.A2" office:value-type="string">
            <text:p text:style-name="P79">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6"><text:a xlink:type="simple" xlink:href="http://www.open-std.org/jtc1/sc22/wg21/docs/papers/2014/n4096.html#13">13</text:a> / <text:span text:style-name="T54">Rejected. <text:s/>No consensus for change. Instead issue, </text:span><text:a xlink:type="simple" xlink:href="http://www.open-std.org/jtc1/sc22/wg21/docs/papers/2014/n4097.html#55"><text:span text:style-name="T54">55</text:span></text:a><text:span text:style-name="T54">, provided clarifying wording for 7.</text:span></text:p>
          </table:table-cell>
        </table:table-row>
        <table:table-row table:style-name="Table1.1">
          <table:table-cell table:style-name="Table1.A2" office:value-type="string">
            <text:p text:style-name="P79">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43">Ed / <text:span text:style-name="T54">Accepted.</text:span></text:p>
          </table:table-cell>
        </table:table-row>
        <table:table-row table:style-name="Table1.1">
          <table:table-cell table:style-name="Table1.A2" office:value-type="string">
            <text:p text:style-name="P79">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Spurious whitespace in the grammar for directory-separator: "slash directory-separator" is indented more than the other three items.</text:p>
          </table:table-cell>
          <table:table-cell table:style-name="Table1.B2" office:value-type="string">
            <text:p text:style-name="P83">Align the four items</text:p>
          </table:table-cell>
          <table:table-cell table:style-name="Table1.H2" office:value-type="string">
            <text:p text:style-name="P56">Ed<text:span text:style-name="T55"> / Accepted.</text:span></text:p>
          </table:table-cell>
        </table:table-row>
        <table:table-row table:style-name="Table1.1">
          <table:table-cell table:style-name="Table1.A2" office:value-type="string">
            <text:p text:style-name="P79">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The second production in the grammar for </text:span><text:span text:style-name="T24">directory-separator</text:span><text:span text:style-name="T20"> is indented too far.</text:span></text:p>
          </table:table-cell>
          <table:table-cell table:style-name="Table1.B2" office:value-type="string">
            <text:p text:style-name="P26"><text:span text:style-name="T16">Align "</text:span><text:span text:style-name="T33">slash directory-separator</text:span><text:span text:style-name="T16">" with the other productions.</text:span></text:p>
          </table:table-cell>
          <table:table-cell table:style-name="Table1.H2" office:value-type="string">
            <text:p text:style-name="P56">Ed<text:span text:style-name="T55"> / Accepted.</text:span></text:p>
          </table:table-cell>
        </table:table-row>
        <table:table-row table:style-name="Table1.1">
          <table:table-cell table:style-name="Table1.A2" office:value-type="string">
            <text:p text:style-name="P79">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20">The third option for the </text:span><text:span text:style-name="T25">Source</text:span><text:span text:style-name="T22"> template parameter is, "A character array that after array-to-pointer decay results in a pointer to a NTCTS." <text:s/>NTCTS is defined in 4.12 [fs.def.ntcts] as "a </text:span><text:soft-page-break/><text:span text:style-name="T22">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57">Ed<text:span text:style-name="T12"> </text:span><text:span text:style-name="T10">/ Accepted with modifications.</text:span></text:p>
          </table:table-cell>
        </table:table-row>
        <table:table-row table:style-name="Table1.1">
          <table:table-cell table:style-name="Table1.A2" office:value-type="string">
            <text:p text:style-name="P79">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ncorrect postcondition for copy/move constructor</text:p>
            <text:p text:style-name="P77">The postconditions for the copy/move constructor for path are shown as "empty()".</text:p>
            <text:p text:style-name="P78">This appears to have been incorrectly copied from the default ctor.</text:p>
          </table:table-cell>
          <table:table-cell table:style-name="Table1.B2" office:value-type="string">
            <text:p text:style-name="P83">Remove the 'postconditions' clause from the copy/move ctor.</text:p>
          </table:table-cell>
          <table:table-cell table:style-name="Table1.H2" office:value-type="string">
            <text:p text:style-name="P35"><text:a xlink:type="simple" xlink:href="http://www.open-std.org/jtc1/sc22/wg21/docs/papers/2014/n4097.html#14">14</text:a> / <text:span text:style-name="T56">Accepted.</text:span></text:p>
          </table:table-cell>
        </table:table-row>
        <table:table-row table:style-name="Table1.1">
          <table:table-cell table:style-name="Table1.A2" office:value-type="string">
            <text:p text:style-name="P79">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78">No specification for characters with no representation. The example at the end of 8.4.1 refers to "for other native narrow encodings some characters may have no representation" — what happens in such cases?</text:p>
            <text:p text:style-name="P78"/>
          </table:table-cell>
          <table:table-cell table:style-name="Table1.B2" office:value-type="string">
            <text:p text:style-name="P83">Add some definition of the behaviour for characters with no representation.</text:p>
          </table:table-cell>
          <table:table-cell table:style-name="Table1.H2" office:value-type="string">
            <text:p text:style-name="P35"><text:a xlink:type="simple" xlink:href="http://www.open-std.org/jtc1/sc22/wg21/docs/papers/2014/n4097.html#15">15</text:a> / <text:span text:style-name="T57">Accepted.</text:span></text:p>
          </table:table-cell>
        </table:table-row>
        <table:table-row table:style-name="Table1.1">
          <table:table-cell table:style-name="Table1.A2" office:value-type="string">
            <text:p text:style-name="P79">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84">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58">E<text:span text:style-name="T41">d / Accepted.</text:span></text:p>
          </table:table-cell>
        </table:table-row>
        <table:table-row table:style-name="Table1.1">
          <table:table-cell table:style-name="Table1.A2" office:value-type="string">
            <text:p text:style-name="P79">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text:a xlink:type="simple" xlink:href="http://www.open-std.org/jtc1/sc22/wg21/docs/papers/2014/n4097.html#14">14</text:a> / <text:span text:style-name="T57">Accepted.</text:span></text:p>
          </table:table-cell>
        </table:table-row>
        <table:table-row table:style-name="Table1.1">
          <table:table-cell table:style-name="Table1.A2" office:value-type="string">
            <text:p text:style-name="P79">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5"><text:span text:style-name="T16">Is the added separator redundant in </text:span><text:span text:style-name="T36">p1</text:span><text:span text:style-name="T16"> /= </text:span><text:span text:style-name="T36">p2</text:span><text:span text:style-name="T16">, where </text:span><text:span text:style-name="T36">p1</text:span><text:span text:style-name="T16"> is empty? </text:span></text:p>
            <text:p text:style-name="P77">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text:a xlink:type="simple" xlink:href="http://www.open-std.org/jtc1/sc22/wg21/docs/papers/2014/n4097.html#16">16</text:a><text:span text:style-name="T12"> </text:span><text:span text:style-name="T10">/ Accepted with modifications.</text:span></text:p>
          </table:table-cell>
        </table:table-row>
        <table:table-row table:style-name="Table1.1">
          <table:table-cell table:style-name="Table1.A2" office:value-type="string">
            <text:p text:style-name="P79">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Use of “concatined”</text:p>
          </table:table-cell>
          <table:table-cell table:style-name="Table1.B2" office:value-type="string">
            <text:p text:style-name="P83">In the Effects for replace_extension() change to concatenated in the phrase: "replacement is concatinated to the stored path".</text:p>
          </table:table-cell>
          <table:table-cell table:style-name="Table1.H2" office:value-type="string">
            <text:p text:style-name="P59">E<text:span text:style-name="T41">d / Accepted.</text:span></text:p>
          </table:table-cell>
        </table:table-row>
        <table:table-row table:style-name="Table1.1">
          <table:table-cell table:style-name="Table1.A2" office:value-type="string">
            <text:p text:style-name="P79">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Unusual form of post-condition. The phrasing of the postcondition for clear() "this-&gt;empty() is true" differs from other similar postconditions throughout the ISO C++ standard and this TS.</text:p>
          </table:table-cell>
          <table:table-cell table:style-name="Table1.B2" office:value-type="string">
            <text:p text:style-name="P83">Postcondition: empty()</text:p>
          </table:table-cell>
          <table:table-cell table:style-name="Table1.H2" office:value-type="string">
            <text:p text:style-name="P60">Ed / Accepted.</text:p>
          </table:table-cell>
        </table:table-row>
        <table:table-row table:style-name="Table1.1">
          <table:table-cell table:style-name="Table1.A2" office:value-type="string">
            <text:p text:style-name="P79">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As we have move semantics, member swap functions shouldn’t be necessary anymore.</text:p>
          </table:table-cell>
          <table:table-cell table:style-name="Table1.B2" office:value-type="string">
            <text:p text:style-name="P23"><text:span text:style-name="T16">Remove </text:span><text:span text:style-name="T36">swap()</text:span><text:span text:style-name="T16">.</text:span></text:p>
          </table:table-cell>
          <table:table-cell table:style-name="Table1.H2" office:value-type="string">
            <text:p text:style-name="P61"><text:a xlink:type="simple" xlink:href="http://www.open-std.org/jtc1/sc22/wg21/docs/papers/2014/n4096.html#17">17</text:a><text:span text:style-name="T58"> / Rejected. <text:s/>No consensus for change.</text:span></text:p>
          </table:table-cell>
        </table:table-row>
        <table:table-row table:style-name="Table1.1">
          <table:table-cell table:style-name="Table1.A2" office:value-type="string">
            <text:p text:style-name="P79">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The </text:span><text:span text:style-name="T24">returns</text:span><text:span text:style-name="T20"> descriptions for </text:span><text:span text:style-name="T25">stem()</text:span><text:span text:style-name="T22"> and </text:span><text:span text:style-name="T25">extension()</text:span><text:span text:style-name="T22">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64">Ed<text:span text:style-name="T59"> / Accepted.</text:span></text:p>
          </table:table-cell>
        </table:table-row>
        <text:soft-page-break/>
        <table:table-row table:style-name="Table1.1">
          <table:table-cell table:style-name="Table1.A2" office:value-type="string">
            <text:p text:style-name="P79">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The </text:span><text:span text:style-name="T24">returns</text:span><text:span text:style-name="T20"> description for </text:span><text:span text:style-name="T25">stem()</text:span><text:span text:style-name="T22"> begins, "if </text:span><text:span text:style-name="T25">filename()</text:span><text:span text:style-name="T22"> contains a character but..." <text:s/>Comparison with the corresponding text in the </text:span><text:span text:style-name="T25">extension()</text:span><text:span text:style-name="T22"> entry suggests that this should apply when the name contains a period, not when it contains any character.</text:span></text:p>
          </table:table-cell>
          <table:table-cell table:style-name="Table1.B2" office:value-type="string">
            <text:p text:style-name="P26"><text:span text:style-name="T16">Replace the phrase with, "if </text:span><text:span text:style-name="T26">filename()</text:span><text:span text:style-name="T27"> contains a period but..."</text:span></text:p>
          </table:table-cell>
          <table:table-cell table:style-name="Table1.H2" office:value-type="string">
            <text:p text:style-name="P74">Ed<text:span text:style-name="T60"> / Accepted.</text:span></text:p>
          </table:table-cell>
        </table:table-row>
        <table:table-row table:style-name="Table1.1">
          <table:table-cell table:style-name="Table1.A2" office:value-type="string">
            <text:p text:style-name="P79">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62"><text:a xlink:type="simple" xlink:href="http://www.open-std.org/jtc1/sc22/wg21/docs/papers/2014/n4097.html#18">18</text:a><text:span text:style-name="T61"> / Accepted with modifications.</text:span></text:p>
          </table:table-cell>
        </table:table-row>
        <table:table-row table:style-name="Table1.1">
          <table:table-cell table:style-name="Table1.A2" office:value-type="string">
            <text:p text:style-name="P79">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Note: Pathnames containing spaces require special handling by the user to avoid</text:p>
            <text:p text:style-name="P77">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63"><text:a xlink:type="simple" xlink:href="http://www.open-std.org/jtc1/sc22/wg21/docs/papers/2014/n4097.html#19">19</text:a><text:span text:style-name="T62"> / Accepted.</text:span></text:p>
          </table:table-cell>
        </table:table-row>
        <table:table-row table:style-name="Table1.1">
          <table:table-cell table:style-name="Table1.A2" office:value-type="string">
            <text:p text:style-name="P79">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Confusing section titles for copy_options - <text:s/>use of "copy_file effects for", "copy effect for" and "copy effects"</text:p>
          </table:table-cell>
          <table:table-cell table:style-name="Table1.B2" office:value-type="string">
            <text:p text:style-name="P83">Use "copy effects for" consistently</text:p>
          </table:table-cell>
          <table:table-cell table:style-name="Table1.H2" office:value-type="string">
            <text:p text:style-name="P65">Ed<text:span text:style-name="T63"> / Accepted.</text:span></text:p>
          </table:table-cell>
        </table:table-row>
        <table:table-row table:style-name="Table1.1">
          <table:table-cell table:style-name="Table1.A2" office:value-type="string">
            <text:p text:style-name="P79">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6"><text:span text:style-name="T16">Incorrect variable name in postcondition - the postcondition on path() for replace_filename() is defined as </text:span><text:span text:style-name="T28">path().parent_path() / </text:span><text:span text:style-name="T29">s</text:span></text:p>
          </table:table-cell>
          <table:table-cell table:style-name="Table1.B2" office:value-type="string">
            <text:p text:style-name="Normal_20__28_Web_29_"><text:span text:style-name="T3">Define the postcondition on path() as </text:span><text:span text:style-name="T30">path().parent_path() / </text:span><text:span text:style-name="T31">p</text:span></text:p>
          </table:table-cell>
          <table:table-cell table:style-name="Table1.H2" office:value-type="string">
            <text:p text:style-name="P66">Ed<text:span text:style-name="T64"> / Accepted with modifications.</text:span></text:p>
          </table:table-cell>
        </table:table-row>
        <table:table-row table:style-name="Table1.1">
          <table:table-cell table:style-name="Table1.A2" office:value-type="string">
            <text:p text:style-name="P79">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78">Since operator== for directory_entry does not check status, it would be worth highlighting that operator== only checks that the paths match.</text:p>
          </table:table-cell>
          <table:table-cell table:style-name="Table1.B2" office:value-type="string">
            <text:p text:style-name="P83">Add [Note: does not include status values - end note]</text:p>
          </table:table-cell>
          <table:table-cell table:style-name="Table1.H2" office:value-type="string">
            <text:p text:style-name="P39"><text:a xlink:type="simple" xlink:href="http://www.open-std.org/jtc1/sc22/wg21/docs/papers/2014/n4097.html#21">21</text:a> <text:span text:style-name="T63">/ Accepted, but then the note was struck by issue 53.</text:span></text:p>
          </table:table-cell>
        </table:table-row>
        <table:table-row table:style-name="Table1.1">
          <table:table-cell table:style-name="Table1.A2" office:value-type="string">
            <text:p text:style-name="P79">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behaviour of increment is underspecified: What happens if the implementation detects an endless loop (e.g. caused by links)? What happens with automounting and possible race conditions?</text:p>
            <text:p text:style-name="P77">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40"><text:a xlink:type="simple" xlink:href="http://www.open-std.org/jtc1/sc22/wg21/docs/papers/2014/n4097.html#22">22</text:a><text:span text:style-name="T65"> / Portions accepted with modifications. Portions rejected because they were already covered by front matter.</text:span></text:p>
          </table:table-cell>
        </table:table-row>
        <table:table-row table:style-name="Table1.1">
          <table:table-cell table:style-name="Table1.A2" office:value-type="string">
            <text:p text:style-name="P79">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5"><text:span text:style-name="T16">Since </text:span><text:span text:style-name="T36">create_symlink()</text:span><text:span text:style-name="T39">, </text:span><text:span text:style-name="T36">create_hardlink()</text:span><text:span text:style-name="T39">, </text:span><text:span text:style-name="T16">and </text:span><text:span text:style-name="T36">create_directory() </text:span><text:span text:style-name="T16">exist, there’s no reason not to have a </text:span><text:span text:style-name="T36">create_regular_file() </text:span><text:span text:style-name="T16">function.</text:span></text:p>
          </table:table-cell>
          <table:table-cell table:style-name="Table1.B2" office:value-type="string">
            <text:p text:style-name="P23"><text:span text:style-name="T16">Consider adding a function </text:span><text:span text:style-name="T36">create_regular_file()</text:span><text:span text:style-name="T16"> with the behaviour of the </text:span><text:span text:style-name="T39">POSIX </text:span><text:span text:style-name="T36">touch</text:span><text:span text:style-name="T16"> command.</text:span></text:p>
          </table:table-cell>
          <table:table-cell table:style-name="Table1.H2" office:value-type="string">
            <text:p text:style-name="P38"><text:a xlink:type="simple" xlink:href="http://www.open-std.org/jtc1/sc22/wg21/docs/papers/2014/n4096.html#23">23</text:a> / <text:span text:style-name="T66">Rejected. No consensus for change at this time.</text:span></text:p>
          </table:table-cell>
        </table:table-row>
        <table:table-row table:style-name="Table1.1">
          <table:table-cell table:style-name="Table1.A2" office:value-type="string">
            <text:p text:style-name="P79">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ncorrect effects clause for path copy - the effect clause for copy [fs.op.copy] includes "equivalent(f, t)" — there is no equivalent() function defined for variables of this type (file_status)</text:p>
          </table:table-cell>
          <table:table-cell table:style-name="Table1.B2" office:value-type="string">
            <text:p text:style-name="P83">Replace with "equivalent(from, to)"</text:p>
          </table:table-cell>
          <table:table-cell table:style-name="Table1.H2" office:value-type="string">
            <text:p text:style-name="P38"><text:a xlink:type="simple" xlink:href="http://www.open-std.org/jtc1/sc22/wg21/docs/papers/2014/n4097.html#24">24</text:a> / <text:span text:style-name="T66">Accepted.</text:span></text:p>
          </table:table-cell>
        </table:table-row>
        <text:soft-page-break/>
        <table:table-row table:style-name="Table1.1">
          <table:table-cell table:style-name="Table1.A2" office:value-type="string">
            <text:p text:style-name="P79">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Even if to and from are different paths, they may be equivalent.</text:p>
          </table:table-cell>
          <table:table-cell table:style-name="Table1.B2" office:value-type="string">
            <text:p text:style-name="Standard"><text:span text:style-name="T20">Specify what happens if (</text:span><text:span text:style-name="T37">options &amp; copy_options::overwrite_existing</text:span><text:span text:style-name="T20">) but from and to resolve to the same file.</text:span></text:p>
          </table:table-cell>
          <table:table-cell table:style-name="Table1.H2" office:value-type="string">
            <text:p text:style-name="P67"><text:a xlink:type="simple" xlink:href="http://www.open-std.org/jtc1/sc22/wg21/docs/papers/2014/n4097.html#25">25</text:a><text:span text:style-name="T67"> / Accepted with modifications.</text:span></text:p>
          </table:table-cell>
        </table:table-row>
        <table:table-row table:style-name="Table1.1">
          <table:table-cell table:style-name="Table1.A2" office:value-type="string">
            <text:p text:style-name="P79">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73"><text:a xlink:type="simple" xlink:href="http://www.open-std.org/jtc1/sc22/wg21/docs/papers/2014/n4096.html#26"><text:span text:style-name="T18">26</text:span></text:a><text:span text:style-name="T19"> / Rejected. No consensus for change. </text:span><text:span text:style-name="T68">Section 2.1 description of races is sufficient. </text:span></text:p>
          </table:table-cell>
        </table:table-row>
        <table:table-row table:style-name="Table1.1">
          <table:table-cell table:style-name="Table1.A2" office:value-type="string">
            <text:p text:style-name="P79">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68"><text:a xlink:type="simple" xlink:href="http://www.open-std.org/jtc1/sc22/wg21/docs/papers/2014/n4097.html#27">27</text:a><text:span text:style-name="T69"> / Accepted with modifications.</text:span></text:p>
          </table:table-cell>
        </table:table-row>
        <table:table-row table:style-name="Table1.1">
          <table:table-cell table:style-name="Table1.A2" office:value-type="string">
            <text:p text:style-name="P79">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constraint on last_write_time is too weak: It is noted that the postcondition of last_write_time(p) == new_time is not specified since it might not hold for file systems with coarse time granularity.</text:p>
            <text:p text:style-name="P78">However, might it be possible to have a postcondition that last_write_time(p) &lt;= new_time ?</text:p>
          </table:table-cell>
          <table:table-cell table:style-name="Table1.B2" office:value-type="string">
            <text:p text:style-name="P83">Add postcondition: last_write_time(p) &lt;= new_time</text:p>
          </table:table-cell>
          <table:table-cell table:style-name="Table1.H2" office:value-type="string">
            <text:p text:style-name="P69"><text:a xlink:type="simple" xlink:href="http://www.open-std.org/jtc1/sc22/wg21/docs/papers/2014/n4096.html#28">28</text:a><text:span text:style-name="T70"> / Rejected. <text:s/>No consensus for change.</text:span></text:p>
          </table:table-cell>
        </table:table-row>
        <table:table-row table:style-name="Table1.1">
          <table:table-cell table:style-name="Table1.A2" office:value-type="string">
            <text:p text:style-name="P79">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77">I do not believe path() can be a valid return for the overload not taking error_code.</text:p>
          </table:table-cell>
          <table:table-cell table:style-name="Table1.B2" office:value-type="string">
            <text:p text:style-name="P83">Strike "Otherwise path(). "</text:p>
          </table:table-cell>
          <table:table-cell table:style-name="Table1.H2" office:value-type="string">
            <text:p text:style-name="P70"><text:a xlink:type="simple" xlink:href="http://www.open-std.org/jtc1/sc22/wg21/docs/papers/2014/n4097.html#27">29</text:a><text:span text:style-name="T70"> / Accepted.</text:span></text:p>
          </table:table-cell>
        </table:table-row>
        <table:table-row table:style-name="Table1.1">
          <table:table-cell table:style-name="Table1.A2" office:value-type="string">
            <text:p text:style-name="P79">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40">POSIX </text:span><text:span text:style-name="T38">remove()</text:span><text:span text:style-name="T16">.”</text:span></text:p>
          </table:table-cell>
          <table:table-cell table:style-name="Table1.H2" office:value-type="string">
            <text:p text:style-name="P71"><text:a xlink:type="simple" xlink:href="http://www.open-std.org/jtc1/sc22/wg21/docs/papers/2014/n4096.html#30">30</text:a><text:span text:style-name="T71"> / Rejected. <text:s/>No consensus for change.</text:span></text:p>
          </table:table-cell>
        </table:table-row>
        <table:table-row table:style-name="Table1.1">
          <table:table-cell table:style-name="Table1.A2" office:value-type="string">
            <text:p text:style-name="P79">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5"><text:span text:style-name="T39">POSIX</text:span><text:span text:style-name="T16"> guarantees some kind of atomicity for </text:span><text:span text:style-name="T36">rename()</text:span><text:span text:style-name="T16">.</text:span></text:p>
          </table:table-cell>
          <table:table-cell table:style-name="Table1.B2" office:value-type="string">
            <text:p text:style-name="P28"><text:span text:style-name="T16">Clarify that </text:span><text:span text:style-name="T39">POSIX</text:span><text:span text:style-name="T16">’ </text:span><text:span text:style-name="T36">rename()</text:span><text:span text:style-name="T16"> guarantee “If the rename() function fails for any reason other than [EIO], any file named by new shall be unaffected.” holds for C++ as well.</text:span></text:p>
          </table:table-cell>
          <table:table-cell table:style-name="Table1.H2" office:value-type="string">
            <text:p text:style-name="P71"><text:a xlink:type="simple" xlink:href="http://www.open-std.org/jtc1/sc22/wg21/docs/papers/2014/n4096.html#31">31</text:a><text:span text:style-name="T71"> / Rejected. <text:s/>No consensus for change.</text:span></text:p>
          </table:table-cell>
        </table:table-row>
        <table:table-row table:style-name="Table1.1">
          <table:table-cell table:style-name="Table1.A2" office:value-type="string">
            <text:p text:style-name="P79">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77">“[Example: For POSIX based operating systems, system_complete(p)</text:p>
            <text:p text:style-name="P77">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71"><text:a xlink:type="simple" xlink:href="http://www.open-std.org/jtc1/sc22/wg21/docs/papers/2014/n4097.html#32">32</text:a><text:span text:style-name="T70"> / Accepted.</text:span></text:p>
          </table:table-cell>
        </table:table-row>
        <text:soft-page-break/>
        <table:table-row table:style-name="Table1.1">
          <table:table-cell table:style-name="Table1.A61" office:value-type="string">
            <text:p text:style-name="P79">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75"><text:span text:style-name="T39">unique_path() </text:span><text:span text:style-name="T16">is a security vulnerability. As the Linux manual page for the similar function </text:span><text:span text:style-name="T39">tmpnam() </text:span><text:span text:style-name="T16">writes in the </text:span><text:span text:style-name="T39">“BUGS” </text:span><text:span text:style-name="T16">section: “Never use this function. Use </text:span><text:span text:style-name="T39">mkstemp(3) </text:span><text:span text:style-name="T16">or </text:span><text:span text:style-name="T39">tmpfile(3)</text:span><text:span text:style-name="T16"> instead.” </text:span><text:span text:style-name="T39">mkstemp() </text:span><text:span text:style-name="T16">and </text:span><text:span text:style-name="T39">tmpfile() </text:span><text:span text:style-name="T16">avoid the inherent race condition of</text:span><text:span text:style-name="T39"> unique_path() </text:span><text:span text:style-name="T16">by returning an open file descriptor or</text:span><text:span text:style-name="T39"> FILE *.</text:span></text:p>
          </table:table-cell>
          <table:table-cell table:style-name="Table1.B61" office:value-type="string">
            <text:p text:style-name="P23"><text:span text:style-name="T16">Remove this function. Consider providing a function </text:span><text:span text:style-name="T36">create_unique_directory()</text:span><text:span text:style-name="T16">. If it fits the scope of the proposed TS, consider providing functions </text:span><text:span text:style-name="T36">create_unique_file()</text:span><text:span text:style-name="T16"> that returns </text:span><text:span text:style-name="T36">ifstream</text:span><text:span text:style-name="T39">, </text:span><text:span text:style-name="T36">ofstream </text:span><text:span text:style-name="T16">and </text:span><text:span text:style-name="T36">iofstream</text:span><text:span text:style-name="T16">.</text:span></text:p>
          </table:table-cell>
          <table:table-cell table:style-name="Table1.H61" office:value-type="string">
            <text:p text:style-name="P71"><text:a xlink:type="simple" xlink:href="http://www.open-std.org/jtc1/sc22/wg21/docs/papers/2014/n4097.html#33">33</text:a><text:span text:style-name="T71"> / Accepted.</text:span></text:p>
          </table:table-cell>
        </table:table-row>
      </table:table>
      <text:p text:style-name="Standard"/>
      <text:p text:style-name="P11">H:\cc51\Public\SC 22 Project\4900\CommentFiles\ISO_IEC PDTS 18822_ANSI.doc: Collation successful</text:p>
      <text:p text:style-name="P11">H:\cc51\Public\SC 22 Project\4900\CommentFiles\ISO_IEC PDTS 18822_BSI.doc: Collation successful</text:p>
      <text:p text:style-name="P11">H:\cc51\Public\SC 22 Project\4900\CommentFiles\ISO_IEC PDTS 18822_SFS.doc: Collation successful</text:p>
      <text:p text:style-name="P11">H:\cc51\Public\SC 22 Project\4900\CommentFiles\ISO_IEC PDTS 18822_SNV.doc: Collation successful</text:p>
      <text:p text:style-name="P11">Collation of <text:s/>files was successful. Number of collated files : 4</text:p>
      <text:p text:style-name="P11">SELECTED <text:s text:c="10"/>(number of files): <text:s/>4 .</text:p>
      <text:p text:style-name="P11">FILES IN THIS GROUP(number of files): <text:s/>4.</text:p>
      <text:p text:style-name="P11">PASSED TEST <text:s text:c="7"/>(number of files): <text:s/>4.</text:p>
      <text:p text:style-name="P11">FAILED TEST <text:s text:c="7"/>(number of files): <text:s/>0.</text:p>
      <text:p text:style-name="P11"><text:bookmark text:name="_GoBack"/>KEY:</text:p>
      <text:p text:style-name="P11"><text:tab/>US - United States</text:p>
      <text:p text:style-name="P11"><text:tab/>GB - Great Britain</text:p>
      <text:p text:style-name="P11"><text:tab/>FI - Finland</text:p>
      <text:p text:style-name="P11"><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3986in"/>
    </style:style>
    <style:style style:name="Table3.C" style:family="table-column">
      <style:table-column-properties style:column-width="0.6854in"/>
    </style:style>
    <style:style style:name="Table3.D" style:family="table-column">
      <style:table-column-properties style:column-width="0.3146in"/>
    </style:style>
    <style:style style:name="Table3.E" style:family="table-column">
      <style:table-column-properties style:column-width="0.4354in"/>
    </style:style>
    <style:style style:name="Table3.F" style:family="table-column">
      <style:table-column-properties style:column-width="3.75in"/>
    </style:style>
    <style:style style:name="Table3.G" style:family="table-column">
      <style:table-column-properties style:column-width="3.1854in"/>
    </style:style>
    <style:style style:name="Table3.H" style:family="table-column">
      <style:table-column-properties style:column-width="1.2396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officeooo:rsid="005a8143"/>
    </style:style>
    <style:style style:name="MT2" style:family="text">
      <style:text-properties style:font-name="Arial2" fo:font-size="9pt" style:font-size-asian="9pt" style:font-name-complex="Arial3"/>
    </style:style>
    <style:style style:name="MT3" style:family="text">
      <style:text-properties officeooo:rsid="005a8143" fo:background-color="#ffff00" loext:char-shading-value="0"/>
    </style:style>
    <style:style style:name="MT4" style:family="text">
      <style:text-properties style:font-name="Arial" fo:font-size="9pt" style:font-size-asian="9pt" style:font-name-complex="Arial3" style:font-size-complex="9pt"/>
    </style:style>
    <style:style style:name="MT5" style:family="text">
      <style:text-properties style:font-name="Arial" fo:font-size="9pt" style:font-size-asian="9pt" style:font-size-complex="9pt"/>
    </style:style>
    <style:style style:name="MT6" style:family="text">
      <style:text-properties style:font-name="Arial2" fo:font-size="9pt" fo:font-weight="bold" style:font-size-asian="9pt" style:font-weight-asian="bold" style:font-name-complex="Arial3"/>
    </style:style>
    <style:style style:name="MT7" style:family="text">
      <style:text-properties style:text-position="super 58%" style:font-name="Arial2" fo:font-size="8pt" fo:font-weight="bold" style:font-size-asian="8pt" style:font-weight-asian="bold" style:font-name-complex="Arial3"/>
    </style:style>
    <style:style style:name="MT8" style:family="text">
      <style:text-properties style:font-name="Arial" style:font-size-complex="8pt"/>
    </style:style>
    <style:style style:name="MT9" style:family="text">
      <style:text-properties style:font-name="Arial2" fo:font-size="8pt" style:font-size-asian="8pt" style:font-name-complex="Arial3"/>
    </style:style>
    <style:style style:name="MT10"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text:span text:style-name="MT1">File System </text:span>PDTS National Body Comments <text:span text:style-name="MT1">Record of Response</text:span></text:p>
            </table:table-cell>
            <table:table-cell table:style-name="Table2.B1" office:value-type="string">
              <text:p text:style-name="Header"><text:span text:style-name="MT2">Date:</text:span><text:span text:style-name="MT2"><text:date style:data-style-name="N84" text:date-value="2014-07-02T08:35:08.477999945">2014-07-02</text:date></text:span></text:p>
            </table:table-cell>
            <table:table-cell table:style-name="Table2.B1" office:value-type="string">
              <text:p text:style-name="MP2">Document: <text:span text:style-name="MT3">Dxxxx</text:span></text:p>
            </table:table-cell>
            <table:table-cell table:style-name="Table2.B1" office:value-type="string">
              <text:p text:style-name="Header"><text:span text:style-name="MT4">Project: </text:span><text:span text:style-name="MT5">TS 18822</text:span>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6">MB/<text:line-break/>NC</text:span><text:span text:style-name="MT7">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text:span text:style-name="MT8">Observations of the secretariat</text:span> </text:p>
            </table:table-cell>
          </table:table-row>
        </table:table>
        <text:p text:style-name="MP2"/>
      </style:header>
      <style:footer>
        <text:p text:style-name="MP7"><text:span text:style-name="MT9">1<text:tab/></text:span><text:span text:style-name="MT10">MB</text:span><text:span text:style-name="MT9"> = Member body / </text:span><text:span text:style-name="MT10">NC</text:span><text:span text:style-name="MT9"> = National Committee (enter the ISO 3166 two-letter country code, e.g. CN for China; comments from the ISO/CS editing unit are identified by **)</text:span></text:p>
        <text:p text:style-name="MP7"><text:span text:style-name="MT9">2<text:tab/></text:span><text:span text:style-name="MT10">Type of comment:<text:tab/>ge</text:span><text:span text:style-name="MT9"> = general<text:tab/></text:span><text:span text:style-name="MT10">te </text:span><text:span text:style-name="MT9"><text:s/>= technical<text:tab/></text:span><text:span text:style-name="MT10">ed</text:span><text:span text:style-name="MT9"> = editorial</text:span></text:p>
        <text:p text:style-name="MP8"><text:span text:style-name="MT9">Page </text:span><text:span text:style-name="MT9"><text:page-number text:select-page="current">8</text:page-number></text:span><text:span text:style-name="MT9"> of </text:span><text:span text:style-name="MT9"><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68</meta:editing-cycles>
    <meta:creation-date>2014-01-31T13:58:00</meta:creation-date>
    <dc:date>2014-07-02T08:35:08.456000000</dc:date>
    <meta:editing-duration>P2DT18H8M18S</meta:editing-duration>
    <meta:generator>LibreOffice/4.2.2.1$Windows_x86 LibreOffice_project/3be8cda0bddd8e430d8cda1ebfd581265cca5a0f</meta:generator>
    <meta:print-date>2014-02-02T08:03:27.129000000</meta:print-date>
    <meta:document-statistic meta:table-count="3" meta:image-count="0" meta:object-count="0" meta:page-count="9" meta:paragraph-count="476" meta:word-count="3552" meta:character-count="22574" meta:non-whitespace-character-count="19419"/>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